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ad6" officeooo:paragraph-rsid="000baad6"/>
    </style:style>
    <style:style style:name="P2" style:family="paragraph" style:parent-style-name="Standard">
      <style:text-properties officeooo:rsid="000d6064" officeooo:paragraph-rsid="000d6064"/>
    </style:style>
    <style:style style:name="P3" style:family="paragraph" style:parent-style-name="Standard">
      <style:text-properties officeooo:rsid="000baad6" officeooo:paragraph-rsid="000baad6"/>
    </style:style>
    <style:style style:name="P4" style:family="paragraph" style:parent-style-name="Standard">
      <style:text-properties fo:font-weight="normal" officeooo:rsid="00261474" officeooo:paragraph-rsid="00100aa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werpoint springboot les 2</text:p>
      <text:p text:style-name="P2"/>
      <text:p text:style-name="P1">Patchrequest</text:p>
      <text:p text:style-name="P1">objecten.</text:p>
      <text:p text:style-name="P1"/>
      <text:p text:style-name="P1">PUT en Patch REQUEST</text:p>
      <text:p text:style-name="P1">put VERVANGT HET HELE ITEM</text:p>
      <text:p text:style-name="P1">patch past alleen een gedeelte</text:p>
      <text:p text:style-name="P1"/>
      <text:p text:style-name="P1">slide 10</text:p>
      <text:p text:style-name="P1"/>
      <text:p text:style-name="P2">MVC slide 25</text:p>
      <text:p text:style-name="P2">In het model zit je inteligentie je backend</text:p>
      <text:p text:style-name="P2">View is je presentatie is je frontend</text:p>
      <text:p text:style-name="P2"/>
      <text:p text:style-name="P2"/>
      <text:p text:style-name="P1"><text:bookmark-start text:name="__DdeLink__84_737675559"/># datasource PostgreSQl</text:p>
      <text:p text:style-name="P1">spring.datasource.platform=postgres</text:p>
      <text:p text:style-name="P1">spring.datasource.url=jdbc:postgresql://localhost:5432/springboot</text:p>
      <text:p text:style-name="P1">spring.datasource.username=springboot</text:p>
      <text:p text:style-name="P1">spring.datasource.password=springboot</text:p>
      <text:p text:style-name="P1">spring.datasource.driver-class-name=org.postgresql.Driver</text:p>
      <text:p text:style-name="P1"/>
      <text:p text:style-name="P1"># jpa</text:p>
      <text:p text:style-name="P1">spring.jpa.database=postgresql</text:p>
      <text:p text:style-name="P1">spring.jpa.show-sql=true</text:p>
      <text:p text:style-name="P1"/>
      <text:p text:style-name="P1"># generate schema dll to create tables</text:p>
      <text:p text:style-name="P1">spring.jpa.generate-ddl=true</text:p>
      <text:p text:style-name="P1">spring.jpa.hibernate.ddl-auto=create</text:p>
      <text:p text:style-name="P1">spring.datasource.initialization-mode=always</text:p>
      <text:p text:style-name="P1"/>
      <text:p text:style-name="P1"># hibernate</text:p>
      <text:p text:style-name="P1">spring.jpa.properties.hibernate.dialect=org.hibernate.dialect.PostgreSQLDialect</text:p>
      <text:p text:style-name="P1"><text:bookmark-end text:name="__DdeLink__84_737675559"/></text:p>
      <text:p text:style-name="P1"/>
      <text:p text:style-name="P1"/>
      <text:p text:style-name="P1"/>
      <text:p text:style-name="P1">spring-boot-starte-jpa</text:p>
      <text:p text:style-name="P1">postgresql</text:p>
      <text:p text:style-name="P1">spring-boot-starter-test</text:p>
      <text:p text:style-name="P1"/>
      <text:p text:style-name="P1"/>
      <text:p text:style-name="P4">@RestController</text:p>
      <text:p text:style-name="P4">public class TelevisionController {</text:p>
      <text:p text:style-name="P4"/>
      <text:p text:style-name="P4"><text:s text:c="4"/>@GetMapping("/televisions")</text:p>
      <text:p text:style-name="P4"><text:s text:c="4"/>public ResponseEntity&lt;Object&gt; getAllTelevisions() {</text:p>
      <text:p text:style-name="P4"/>
      <text:p text:style-name="P4"><text:s text:c="8"/>return ResponseEntity.ok();</text:p>
      <text:p text:style-name="P4"/>
      <text:p text:style-name="P4"><text:s text:c="4"/>}</text:p>
      <text:p text:style-name="P4"><text:soft-page-break/></text:p>
      <text:p text:style-name="P4"><text:s text:c="4"/>@GetMapping("/televisions/{id}")</text:p>
      <text:p text:style-name="P4"><text:s text:c="4"/>public ResponseEntity&lt;Object&gt; getTelevision(@PathVariable("id") Long id) {</text:p>
      <text:p text:style-name="P4"/>
      <text:p text:style-name="P4"><text:s text:c="8"/>return ResponseEntity.ok();</text:p>
      <text:p text:style-name="P4"/>
      <text:p text:style-name="P4"><text:s text:c="4"/>}</text:p>
      <text:p text:style-name="P4"/>
      <text:p text:style-name="P4"><text:s text:c="4"/>@PostMapping("/televisions")</text:p>
      <text:p text:style-name="P4"><text:s text:c="4"/>public ResponseEntity&lt;Object&gt; addTelevision(@RequestBody String television) {</text:p>
      <text:p text:style-name="P4"/>
      <text:p text:style-name="P4"><text:s text:c="8"/>return ResponseEntity.created();</text:p>
      <text:p text:style-name="P4"/>
      <text:p text:style-name="P4"><text:s text:c="4"/>}</text:p>
      <text:p text:style-name="P4"/>
      <text:p text:style-name="P4"><text:s text:c="4"/>@DeleteMapping("/televisions/{id}")</text:p>
      <text:p text:style-name="P4"><text:s text:c="4"/>public ResponseEntity&lt;Object&gt; deleteTelevision(@PathVariable("id") Long id) {</text:p>
      <text:p text:style-name="P4"/>
      <text:p text:style-name="P4"><text:s text:c="8"/>return ResponseEntity.noContent();</text:p>
      <text:p text:style-name="P4"/>
      <text:p text:style-name="P4"><text:s text:c="4"/>}</text:p>
      <text:p text:style-name="P4"/>
      <text:p text:style-name="P4"><text:s text:c="4"/>@PutMapping("televisions/{id}")</text:p>
      <text:p text:style-name="P4"><text:s text:c="4"/>public ResponseEntity&lt;Object&gt; updateTelevision(@PathVariable("id") Long id, @RequestBody String television) {</text:p>
      <text:p text:style-name="P4"/>
      <text:p text:style-name="P4"><text:s text:c="8"/>return ResponseEntity.noContent();</text:p>
      <text:p text:style-name="P4"/>
      <text:p text:style-name="P4"><text:s text:c="4"/>}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8:12:26.924727714</meta:creation-date>
    <dc:date>2021-11-11T22:35:44.698907838</dc:date>
    <meta:editing-duration>PT9H24M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125" meta:character-count="1680" meta:non-whitespace-character-count="1506"/>
  </office:meta>
</office:document-meta>
</file>